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17de36" officeooo:paragraph-rsid="0017de3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7de36" officeooo:paragraph-rsid="001d1d92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7de36" officeooo:paragraph-rsid="001dea8a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7de36" officeooo:paragraph-rsid="001f2ce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7de36" officeooo:paragraph-rsid="0033572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7de36" officeooo:paragraph-rsid="0046cbae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7de36" officeooo:paragraph-rsid="00489802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7de36" officeooo:paragraph-rsid="004f3ed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94490" officeooo:paragraph-rsid="0035e08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522f6" officeooo:paragraph-rsid="002522f6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9b5db" officeooo:paragraph-rsid="0029b5db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9d70f" officeooo:paragraph-rsid="0029d70f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9d70f" officeooo:paragraph-rsid="003d48ac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9d70f" officeooo:paragraph-rsid="00446d64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9d70f" officeooo:paragraph-rsid="004add7b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9d70f" officeooo:paragraph-rsid="004dc5cf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b487d" officeooo:paragraph-rsid="002b487d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b5aed" officeooo:paragraph-rsid="002b5ae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e5c1b" officeooo:paragraph-rsid="002e5c1b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e5c1b" officeooo:paragraph-rsid="002f7b6b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f65f3" officeooo:paragraph-rsid="002f65f3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378ee6" officeooo:paragraph-rsid="00378ee6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398141" officeooo:paragraph-rsid="00398141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3b7861" officeooo:paragraph-rsid="003b7861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f23bc" officeooo:paragraph-rsid="0042b8d3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446d64" officeooo:paragraph-rsid="00446d64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446d64" officeooo:paragraph-rsid="004664ea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44c663" officeooo:paragraph-rsid="004664e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46cbae" officeooo:paragraph-rsid="0046cbae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47c2db" officeooo:paragraph-rsid="0047c2db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485749" officeooo:paragraph-rsid="00485749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a1e05" officeooo:paragraph-rsid="004a1e05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4add7b" officeooo:paragraph-rsid="004add7b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4cb2dc" officeooo:paragraph-rsid="004cb2dc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4dc5cf" officeooo:paragraph-rsid="004f3ed1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fo:font-weight="bold" officeooo:rsid="0017de36" officeooo:paragraph-rsid="0031483f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style:font-name="Ubuntu" fo:font-size="14pt" fo:font-weight="bold" officeooo:rsid="0019295a" officeooo:paragraph-rsid="0019295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style:font-name="Ubuntu" fo:font-size="14pt" fo:font-weight="bold" officeooo:rsid="002880a3" officeooo:paragraph-rsid="004f3ed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/>
      <style:text-properties style:font-name="Ubuntu" fo:font-size="14pt" fo:font-weight="bold" officeooo:rsid="002e5c1b" officeooo:paragraph-rsid="002e5c1b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50%"/>
      <style:text-properties style:font-name="Ubuntu" fo:font-size="14pt" fo:font-weight="bold" officeooo:rsid="002f7b6b" officeooo:paragraph-rsid="002f7b6b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/>
      <style:text-properties style:font-name="Ubuntu" fo:font-size="14pt" fo:font-weight="bold" officeooo:rsid="003c7ebe" officeooo:paragraph-rsid="003c7ebe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50%"/>
      <style:text-properties style:font-name="Ubuntu" fo:font-size="14pt" fo:font-weight="bold" officeooo:rsid="0042b8d3" officeooo:paragraph-rsid="0042b8d3" style:font-size-asian="14pt" style:font-weight-asian="bold" style:font-size-complex="14pt" style:font-weight-complex="bold"/>
    </style:style>
    <style:style style:name="P45" style:family="paragraph" style:parent-style-name="Standard">
      <style:paragraph-properties fo:line-height="150%"/>
      <style:text-properties style:font-name="Ubuntu" fo:font-size="14pt" fo:font-weight="bold" officeooo:rsid="00446d64" officeooo:paragraph-rsid="00446d64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50%"/>
      <style:text-properties style:font-name="Ubuntu" fo:font-size="14pt" fo:font-weight="bold" officeooo:rsid="0044c663" officeooo:paragraph-rsid="0044c663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50%"/>
      <style:text-properties style:font-name="Ubuntu" fo:font-size="14pt" fo:font-weight="bold" officeooo:rsid="004664ea" officeooo:paragraph-rsid="004664ea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50%"/>
      <style:text-properties style:font-name="Ubuntu" fo:font-size="14pt" fo:font-weight="bold" officeooo:rsid="00469347" officeooo:paragraph-rsid="00469347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/>
      <style:text-properties style:font-name="Ubuntu" fo:font-size="14pt" fo:font-weight="bold" officeooo:rsid="0046cbae" officeooo:paragraph-rsid="0046934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/>
      <style:text-properties style:font-name="Ubuntu" fo:font-size="14pt" fo:font-weight="bold" officeooo:rsid="0046cbae" officeooo:paragraph-rsid="0046cbae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/>
      <style:text-properties style:font-name="Ubuntu" fo:font-size="14pt" fo:font-weight="bold" officeooo:rsid="004add7b" officeooo:paragraph-rsid="004add7b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50%"/>
      <style:text-properties style:font-name="Ubuntu" fo:font-size="14pt" fo:font-weight="bold" officeooo:rsid="004f3ed1" officeooo:paragraph-rsid="004f3ed1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style:font-name="Ubuntu" fo:font-size="14pt" fo:font-weight="bold" officeooo:rsid="001b922f" officeooo:paragraph-rsid="001f2ced" fo:background-color="#ddddd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/>
      <style:text-properties style:font-name="Ubuntu" fo:font-size="14pt" fo:font-weight="bold" officeooo:rsid="002f7b6b" officeooo:paragraph-rsid="002f7b6b" fo:background-color="#ddddd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50%"/>
      <style:text-properties style:font-name="Ubuntu" fo:font-size="14pt" fo:font-weight="bold" officeooo:rsid="0031483f" officeooo:paragraph-rsid="0031483f" fo:background-color="#dddddd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50%"/>
      <style:text-properties style:font-name="Ubuntu" fo:font-size="14pt" fo:font-weight="bold" officeooo:rsid="00335720" officeooo:paragraph-rsid="00335720" fo:background-color="#dddddd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/>
      <style:text-properties style:font-name="Ubuntu" fo:font-size="14pt" fo:font-weight="bold" officeooo:rsid="004f3ed1" officeooo:paragraph-rsid="004f3ed1" fo:background-color="#ddddd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/>
      <style:text-properties style:font-name="Ubuntu" fo:font-size="14pt" fo:font-weight="bold" officeooo:rsid="0029d70f" officeooo:paragraph-rsid="002f7b6b" fo:background-color="transparent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/>
      <style:text-properties style:font-name="Ubuntu" fo:font-size="14pt" officeooo:rsid="0020b6ab" officeooo:paragraph-rsid="0046cbae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2e5c1b" officeooo:paragraph-rsid="002e5c1b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b7861" officeooo:paragraph-rsid="003b7861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d48ac" officeooo:paragraph-rsid="003d48ac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d48ac" officeooo:paragraph-rsid="0042b8d3" fo:background-color="#dddddd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3d48ac" officeooo:paragraph-rsid="00446d64" fo:background-color="#ddddd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3d48ac" officeooo:paragraph-rsid="004664ea" fo:background-color="#dddddd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3d48ac" officeooo:paragraph-rsid="00469347" fo:background-color="#dddddd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3f23bc" officeooo:paragraph-rsid="0042b8d3" fo:background-color="#dddddd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446d64" officeooo:paragraph-rsid="00446d64" fo:background-color="#dddddd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4c663" officeooo:paragraph-rsid="004664ea" fo:background-color="#dddddd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69347" officeooo:paragraph-rsid="00469347" fo:background-color="#dddddd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46cbae" officeooo:paragraph-rsid="0046cbae" fo:background-color="#dddddd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485749" officeooo:paragraph-rsid="00485749" fo:background-color="#dddddd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4a1e05" officeooo:paragraph-rsid="004a1e05" fo:background-color="#dddddd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4add7b" officeooo:paragraph-rsid="004add7b" fo:background-color="#dddddd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4dc5cf" officeooo:paragraph-rsid="004dc5cf" fo:background-color="#ddddd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29d70f" officeooo:paragraph-rsid="0044c663" fo:background-color="transparent" style:font-size-asian="14pt" style:font-size-complex="14pt"/>
    </style:style>
    <style:style style:name="T1" style:family="text">
      <style:text-properties officeooo:rsid="0017de3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295a" style:font-weight-asian="normal" style:font-weight-complex="normal"/>
    </style:style>
    <style:style style:name="T4" style:family="text">
      <style:text-properties fo:font-weight="normal" officeooo:rsid="00335720" style:font-weight-asian="normal" style:font-weight-complex="normal"/>
    </style:style>
    <style:style style:name="T5" style:family="text">
      <style:text-properties fo:font-weight="normal" officeooo:rsid="00398141" style:font-weight-asian="normal" style:font-weight-complex="normal"/>
    </style:style>
    <style:style style:name="T6" style:family="text">
      <style:text-properties fo:font-weight="normal" officeooo:rsid="003c7ebe" style:font-weight-asian="normal" style:font-weight-complex="normal"/>
    </style:style>
    <style:style style:name="T7" style:family="text">
      <style:text-properties fo:font-weight="normal" officeooo:rsid="0017de36" style:font-weight-asian="normal" style:font-weight-complex="normal"/>
    </style:style>
    <style:style style:name="T8" style:family="text">
      <style:text-properties fo:font-weight="normal" officeooo:rsid="0044c663" style:font-weight-asian="normal" style:font-weight-complex="normal"/>
    </style:style>
    <style:style style:name="T9" style:family="text">
      <style:text-properties fo:font-weight="normal" officeooo:rsid="0046cbae" style:font-weight-asian="normal" style:font-weight-complex="normal"/>
    </style:style>
    <style:style style:name="T10" style:family="text">
      <style:text-properties fo:font-weight="normal" officeooo:rsid="00489802" style:font-weight-asian="normal" style:font-weight-complex="normal"/>
    </style:style>
    <style:style style:name="T11" style:family="text">
      <style:text-properties fo:font-weight="normal" fo:background-color="#dddddd" loext:char-shading-value="0" style:font-weight-asian="normal" style:font-weight-complex="normal"/>
    </style:style>
    <style:style style:name="T12" style:family="text">
      <style:text-properties fo:font-weight="normal" officeooo:rsid="00335720" fo:background-color="#dddddd" loext:char-shading-value="0" style:font-weight-asian="normal" style:font-weight-complex="normal"/>
    </style:style>
    <style:style style:name="T13" style:family="text">
      <style:text-properties fo:font-weight="normal" officeooo:rsid="003c7ebe" fo:background-color="#dddddd" loext:char-shading-value="0" style:font-weight-asian="normal" style:font-weight-complex="normal"/>
    </style:style>
    <style:style style:name="T14" style:family="text">
      <style:text-properties fo:font-weight="normal" fo:background-color="transparent" loext:char-shading-value="0" style:font-weight-asian="normal" style:font-weight-complex="normal"/>
    </style:style>
    <style:style style:name="T15" style:family="text">
      <style:text-properties fo:background-color="#dddddd" loext:char-shading-value="0"/>
    </style:style>
    <style:style style:name="T16" style:family="text">
      <style:text-properties officeooo:rsid="002f7b6b" fo:background-color="#dddddd" loext:char-shading-value="0"/>
    </style:style>
    <style:style style:name="T17" style:family="text">
      <style:text-properties officeooo:rsid="0042b8d3" fo:background-color="#dddddd" loext:char-shading-value="0"/>
    </style:style>
    <style:style style:name="T18" style:family="text">
      <style:text-properties officeooo:rsid="004dc5cf" fo:background-color="#dddddd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color="#333333" loext:opacity="100%"/>
    </style:style>
    <style:style style:name="T21" style:family="text">
      <style:text-properties fo:color="#666666" loext:opacity="100%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e5c1b" style:font-weight-asian="bold" style:font-weight-complex="bold"/>
    </style:style>
    <style:style style:name="T24" style:family="text">
      <style:text-properties fo:font-weight="bold" officeooo:rsid="0017de36" style:font-weight-asian="bold" style:font-weight-complex="bold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officeooo:rsid="002b5aed"/>
    </style:style>
    <style:style style:name="T27" style:family="text">
      <style:text-properties officeooo:rsid="002f7b6b"/>
    </style:style>
    <style:style style:name="T28" style:family="text">
      <style:text-properties officeooo:rsid="0042b8d3"/>
    </style:style>
    <style:style style:name="T29" style:family="text">
      <style:text-properties officeooo:rsid="00446d64"/>
    </style:style>
    <style:style style:name="T30" style:family="text">
      <style:text-properties officeooo:rsid="004664ea"/>
    </style:style>
    <style:style style:name="T31" style:family="text">
      <style:text-properties officeooo:rsid="00469347"/>
    </style:style>
    <style:style style:name="T32" style:family="text">
      <style:text-properties officeooo:rsid="0046cbae"/>
    </style:style>
    <style:style style:name="T33" style:family="text">
      <style:text-properties officeooo:rsid="004add7b"/>
    </style:style>
    <style:style style:name="T34" style:family="text">
      <style:text-properties officeooo:rsid="004dc5cf"/>
    </style:style>
    <style:style style:name="T35" style:family="text">
      <style:text-properties officeooo:rsid="004f3e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asses 01</text:h>
      <text:p text:style-name="P19">As classes são uma das formas de criar vários objetos com os mesmos elementos, evitando a necessidade de digitar manualmente propriedades e metodos que cada objeto deve ter. São basicamente “funções especiais” que constroem novos objeto<text:span text:style-name="T26">s já que na realidade o javascript não é uma linguagem baseada em classes, ou seja, classes não existem nele, é apenas uma maneira mais “confortavel” de se trabalhar com a herança prototipal.</text:span></text:p>
      <text:p text:style-name="P20"><text:span text:style-name="T23">Composição das classes</text:span><text:span text:style-name="T22">:</text:span> palavra-chave <text:span text:style-name="T19">class</text:span> - nome da classe - chaves - constructor - propriedades e metodos</text:p>
      <text:p text:style-name="P3">_____________________________________________________________________</text:p>
      <text:h text:style-name="P2" text:outline-level="2">Sintaxe</text:h>
      <text:p text:style-name="P21">Ao todo existe 3 formas de declarar classes, a primeira sendo a tradicional, a segunda sendo a anonima e a terceira sendo o retorno de uma função <text:span text:style-name="T27">(geralmente a tradicional é a mais usada)</text:span>:</text:p>
      <text:p text:style-name="P21"/>
      <text:p text:style-name="P41">Tradicional - <text:span text:style-name="T2">Digite a palavra-chave </text:span><text:span text:style-name="T11">class </text:span><text:span text:style-name="T14">, seguida do nome da classe, e entre chaves o codigo, onde será declarado propriedades e metodos</text:span></text:p>
      <text:p text:style-name="P41"><text:span text:style-name="T14"/></text:p>
      <text:p text:style-name="P60">class nome { </text:p>
      <text:p text:style-name="P60"><text:s text:c="5"/>codigo </text:p>
      <text:p text:style-name="P60">} </text:p>
      <text:p text:style-name="P14">_________________________</text:p>
      <text:p text:style-name="P23"><text:span text:style-name="T22">Anonima -</text:span> <text:s/><text:span text:style-name="T27">Será atribuida a uma variavel e não terá um nome. Declare uma variavel, seguida de recebe, seguida da palavra-chave </text:span><text:span text:style-name="T16">class </text:span><text:span text:style-name="T27"><text:s/>e entre chaves o codigo</text:span></text:p>
      <text:p text:style-name="P22"/>
      <text:p text:style-name="P54"><text:span text:style-name="T2">const variavel = class { <text:s/>} </text:span></text:p>
      <text:p text:style-name="P58"><text:span text:style-name="T2">_________________________</text:span></text:p>
      <text:p text:style-name="P42"><text:soft-page-break/>Retorno de Função -<text:span text:style-name="T2"> <text:s/>Vai retornar uma classe dentro de uma função. Declare uma função e dentro dela retorne a palavra-chave </text:span><text:span text:style-name="T11">class</text:span><text:span text:style-name="T2"> e entre chaves o codigo</text:span></text:p>
      <text:p text:style-name="P39"><text:span text:style-name="T2"/></text:p>
      <text:p text:style-name="P55"><text:span text:style-name="T2">function </text:span><text:span text:style-name="T4">nome</text:span><text:span text:style-name="T2">( <text:s/>) { </text:span></text:p>
      <text:p text:style-name="P55"><text:span text:style-name="T2"><text:s text:c="5"/>return class { <text:s/>} </text:span></text:p>
      <text:p text:style-name="P55"><text:span text:style-name="T2">} </text:span></text:p>
      <text:p text:style-name="P38"><text:span text:style-name="T2">_____________________________________________________________________</text:span></text:p>
      <text:h text:style-name="P2" text:outline-level="2">Constructor</text:h>
      <text:p text:style-name="P39"><text:span text:style-name="T2">É </text:span><text:span text:style-name="T4">um metodo especial que cria e inicializa um objeto gerado a partir de uma classe, dentro do </text:span><text:span text:style-name="T12">constructor</text:span><text:span text:style-name="T4"> será criado as propriedades iniciais que o objeto vai ter. Toda classe em javascript tem um constructor, se não for criado manualmente o javascript cria um </text:span><text:span text:style-name="T12">constructor</text:span><text:span text:style-name="T4"> default por baixo dos panos</text:span></text:p>
      <text:p text:style-name="P39"><text:span text:style-name="T2"/></text:p>
      <text:p text:style-name="P56"><text:span text:style-name="T2">class nome { </text:span></text:p>
      <text:p text:style-name="P56"><text:span text:style-name="T2"><text:s text:c="5"/>constructor ( <text:s/>) { <text:s/>} </text:span></text:p>
      <text:p text:style-name="P56"><text:span text:style-name="T2">} </text:span></text:p>
      <text:p text:style-name="P7"><text:span text:style-name="T2">_____________________________________________________________________</text:span></text:p>
      <text:h text:style-name="P2" text:outline-level="2">Metodos</text:h>
      <text:p text:style-name="P24"><text:span text:style-name="T2">Os metodos são </text:span><text:span text:style-name="T5">basicamente funções que existem dentro das classes, eles operam da mesma forma que funções convencionais, recebem parametros, printam informações, retornam dados, alteram dados etc.</text:span></text:p>
      <text:p text:style-name="P25"><text:span text:style-name="T2">Podem ser acessados digitando o nome da classe seguido de um ponto e o nome do metodo que pode ou não conter parênteses:</text:span></text:p>
      <text:p text:style-name="P61"><text:span text:style-name="T2">classe.metodo( <text:s/>) </text:span></text:p>
      <text:p text:style-name="P61"><text:span text:style-name="T2">classe.metodo </text:span></text:p>
      <text:p text:style-name="P7"><text:span text:style-name="T2"/></text:p>
      <text:p text:style-name="P26"><text:soft-page-break/><text:span text:style-name="T2">Existe 4 formas de declarar metodos dentro de uma classe, a forma tradicional, usando o getter, usando o setter </text:span><text:span text:style-name="T8">e usando</text:span><text:span text:style-name="T2"> o </text:span><text:span text:style-name="T8">static</text:span></text:p>
      <text:p text:style-name="P15"><text:span text:style-name="T2">_________________________</text:span></text:p>
      <text:p text:style-name="P26"><text:span text:style-name="T22">Tradicional –</text:span><text:span text:style-name="T2"> </text:span><text:span text:style-name="T6">Basta escrever o nome do metodo, seguido de parênteses e entre chaves o codigo: </text:span><text:span text:style-name="T13">metodo( <text:s/>) { <text:s/>} </text:span></text:p>
      <text:p text:style-name="P7"><text:span text:style-name="T2"/></text:p>
      <text:p text:style-name="P43">Ex:</text:p>
      <text:p text:style-name="P62">class reptile { </text:p>
      <text:p text:style-name="P62"><text:s text:c="5"/>constructor(firstAppearance) { </text:p>
      <text:p text:style-name="P62"><text:s text:c="10"/>this.firstAppearance = firstApearance </text:p>
      <text:p text:style-name="P62"><text:s text:c="5"/>} </text:p>
      <text:p text:style-name="P62"><text:s text:c="5"/>firstTimeApearance( <text:s/>) { </text:p>
      <text:p text:style-name="P62"><text:s text:c="10"/>return this.firstAppearance </text:p>
      <text:p text:style-name="P62"><text:s text:c="5"/>} </text:p>
      <text:p text:style-name="P62">} </text:p>
      <text:p text:style-name="P15">_________________________</text:p>
      <text:p text:style-name="P27"><text:span text:style-name="T22">Getter -</text:span> <text:span text:style-name="T28">O metodo getter pega o valor de uma propriedade e permite tirar os parênteses na hora da invocação. Para utiliza-lo basta declarar a palavra-chave </text:span><text:span text:style-name="T17">get </text:span><text:span text:style-name="T28"><text:s/>antes do nome do metodo:</text:span></text:p>
      <text:p text:style-name="P67"><text:span text:style-name="T28">get metodo( <text:s/>) </text:span><text:span text:style-name="T29">{ <text:s/>}</text:span></text:p>
      <text:p text:style-name="P4"/>
      <text:p text:style-name="P44">Ex:</text:p>
      <text:p text:style-name="P63">class reptile { </text:p>
      <text:p text:style-name="P63"><text:s text:c="5"/>constructor(firstAppearance) { </text:p>
      <text:p text:style-name="P63"><text:s text:c="10"/>this.firstAppearance = firstApearance </text:p>
      <text:p text:style-name="P63"><text:s text:c="5"/>} </text:p>
      <text:p text:style-name="P63"><text:s text:c="5"/><text:span text:style-name="T28">get </text:span>firstTimeApearance( <text:s/>) { </text:p>
      <text:p text:style-name="P63"><text:s text:c="10"/>return this.firstAppearance </text:p>
      <text:p text:style-name="P63"><text:s text:c="5"/>} </text:p>
      <text:p text:style-name="P63">} </text:p>
      <text:p text:style-name="P16"><text:soft-page-break/>_________________________</text:p>
      <text:p text:style-name="P28"><text:span text:style-name="T22">Setter:</text:span> O metodo setter seta / configura novos valores para propriedades e tambem permite tirar os parenteses. Para utiliza-lo basta declarar a palavra-chave <text:span text:style-name="T15">set </text:span><text:s/>antes do nome do metodo: <text:span text:style-name="T15">set metodo ( <text:s/>) { <text:s/>} </text:span></text:p>
      <text:p text:style-name="P5"/>
      <text:p text:style-name="P45">Ex:</text:p>
      <text:p text:style-name="P64">class reptile { </text:p>
      <text:p text:style-name="P64"><text:s text:c="5"/>constructor(firstAppearance) { </text:p>
      <text:p text:style-name="P64"><text:s text:c="10"/>this.firstAppearance = firstApearance </text:p>
      <text:p text:style-name="P64"><text:s text:c="5"/>} </text:p>
      <text:p text:style-name="P64"><text:s text:c="5"/><text:span text:style-name="T29">set newFirstApearance (firstApearance) { </text:span></text:p>
      <text:p text:style-name="P64"><text:s text:c="10"/><text:span text:style-name="T29">this.firstAppearance = firstApearance </text:span></text:p>
      <text:p text:style-name="P64"><text:s text:c="5"/><text:span text:style-name="T29">} </text:span></text:p>
      <text:p text:style-name="P28"><text:span text:style-name="T15">} </text:span></text:p>
      <text:p text:style-name="P68">const smaug = new reptile(‘The Hobbit’) </text:p>
      <text:p text:style-name="P68">smaug.newFirstApearance = ‘novo valor’ </text:p>
      <text:p text:style-name="P53"><text:span text:style-name="T2"/></text:p>
      <text:p text:style-name="P46">Obs: <text:span text:style-name="T2">Mutação de dados é uma má pratica, sempre que possível é necessario evitar modificar dados na aplicação</text:span></text:p>
      <text:p text:style-name="P76">_________________________</text:p>
      <text:p text:style-name="P30"><text:span text:style-name="T22">Static:</text:span> O metodo static é usado para implementar funções que pertencem a classe mas que não pertencem aos objetos que ela cria. Para utiliza-lo basta declarar a palavra-chave <text:span text:style-name="T15">static </text:span><text:s/><text:span text:style-name="T30">antes do nome do metodo:</text:span></text:p>
      <text:p text:style-name="P69"><text:span text:style-name="T30">static metodo ( <text:s/>) <text:s/>{ <text:s/>} </text:span></text:p>
      <text:p text:style-name="P5"/>
      <text:p text:style-name="P47">Ex-<text:span text:style-name="T32">1</text:span>:</text:p>
      <text:p text:style-name="P65">class reptile { </text:p>
      <text:p text:style-name="P65"><text:s text:c="5"/>constructor(firstAppearance) { </text:p>
      <text:p text:style-name="P65"><text:s text:c="10"/>this.firstAppearance = firstApearance </text:p>
      <text:p text:style-name="P65"><text:s text:c="5"/>} </text:p>
      <text:p text:style-name="P65"><text:soft-page-break/><text:s text:c="5"/><text:span text:style-name="T31">static className( <text:s/>) { </text:span></text:p>
      <text:p text:style-name="P66"><text:s text:c="10"/><text:span text:style-name="T31">return this.name </text:span></text:p>
      <text:p text:style-name="P65"><text:s text:c="5"/><text:span text:style-name="T31">} </text:span></text:p>
      <text:p text:style-name="P29"><text:span text:style-name="T15">} </text:span></text:p>
      <text:p text:style-name="P70">reptile.className( <text:s/>) </text:p>
      <text:p text:style-name="P5"/>
      <text:p text:style-name="P48">Obs: <text:span text:style-name="T2">O metodo estatico não é invocado a partir dos objetos gerados pela classe, para um metodo </text:span><text:span text:style-name="T11">static </text:span><text:span text:style-name="T2"><text:s/>ser invocado é </text:span><text:span text:style-name="T9">preciso invocar o nome da classe e só então encadear a invocação do metodo, ou seja, é a mesma coisa que atribuir um metodo para a classe diretamente:</text:span></text:p>
      <text:p text:style-name="P49"/>
      <text:p text:style-name="P59">class <text:span text:style-name="T32">nome</text:span> { <text:s/>} </text:p>
      <text:p text:style-name="P59"><text:span text:style-name="T32">nome</text:span>.<text:span text:style-name="T32">metodo</text:span> = function( <text:s/>) { </text:p>
      <text:p text:style-name="P59"><text:s text:c="5"/>return this.name </text:p>
      <text:p text:style-name="P59">} </text:p>
      <text:p text:style-name="P59"><text:span text:style-name="T32">nome</text:span>.<text:span text:style-name="T32">metodo</text:span>( ) </text:p>
      <text:p text:style-name="P6"/>
      <text:p text:style-name="P50">Ex-2:</text:p>
      <text:p text:style-name="P71">class article { </text:p>
      <text:p text:style-name="P71"><text:s text:c="5"/>constructor (title, date) { </text:p>
      <text:p text:style-name="P71"><text:s text:c="10"/>this.title = title </text:p>
      <text:p text:style-name="P71"><text:s text:c="10"/>this.date = date </text:p>
      <text:p text:style-name="P71"><text:s text:c="5"/>} </text:p>
      <text:p text:style-name="P71"><text:s text:c="5"/>static compare (firstArticle, secondArticle) { </text:p>
      <text:p text:style-name="P71"><text:s text:c="10"/>return firstArticle.date - secondArticle.date </text:p>
      <text:p text:style-name="P71"><text:s text:c="5"/>} </text:p>
      <text:p text:style-name="P31"><text:span text:style-name="T15">} </text:span></text:p>
      <text:p text:style-name="P71"/>
      <text:p text:style-name="P71">const articles = [ </text:p>
      <text:p text:style-name="P71"><text:s text:c="5"/>new article(‘HTML’, new date(2019, 1, 1)) </text:p>
      <text:p text:style-name="P71"><text:soft-page-break/><text:s text:c="5"/>new article(‘HTML’, new date(2019, 0, 1)) </text:p>
      <text:p text:style-name="P71"><text:s text:c="5"/>new article(‘HTML’, new date(2019, 11, 1)) </text:p>
      <text:p text:style-name="P71">] </text:p>
      <text:p text:style-name="P6"/>
      <text:p text:style-name="P71">const sortedArticles = […articles].sort(article.compare) </text:p>
      <text:p text:style-name="P8">_____________________________________________________________________</text:p>
      <text:h text:style-name="P2" text:outline-level="2">Objetos a Partir de Classes</text:h>
      <text:p text:style-name="P32"><text:span text:style-name="T19">Para criar objetos apartir de classes basta fazer com que uma variavel receba uma new classe: </text:span><text:span text:style-name="T15">const objeto = new classe(valor) </text:span></text:p>
      <text:p text:style-name="P32">Esse objeto será acessado de forma normal: <text:span text:style-name="T15">objeto.metodo( <text:s/>) </text:span></text:p>
      <text:p text:style-name="P32"><text:span text:style-name="T19"/></text:p>
      <text:p text:style-name="P33"><text:span text:style-name="T19">As propriedades serão criadas através do this, que vai representar o objeto dentro da classe, ou seja, o objeto que é criado na invocação da classe</text:span></text:p>
      <text:p text:style-name="P33"><text:span text:style-name="T19"/></text:p>
      <text:p text:style-name="P33"><text:span text:style-name="T25">Ex:</text:span><text:span text:style-name="T19"> </text:span></text:p>
      <text:p text:style-name="P72">class nome { </text:p>
      <text:p text:style-name="P72"><text:s text:c="5"/>constructor(parametro) { </text:p>
      <text:p text:style-name="P72"><text:s text:c="10"/>this.parametro = parametro </text:p>
      <text:p text:style-name="P72"><text:s text:c="5"/>} </text:p>
      <text:p text:style-name="P72">} </text:p>
      <text:p text:style-name="P72">const objeto = new nome(‘valor’) </text:p>
      <text:p text:style-name="P72">objeto.parametro <text:span text:style-name="T20">// ‘valor’</text:span><text:span text:style-name="T21"> </text:span></text:p>
      <text:p text:style-name="P11"/>
      <text:p text:style-name="P33">Quando um valor é passado como argumento da invocação da classe e ela é invocada duas coisas irão acontecer: </text:p>
      <text:p text:style-name="P33">1 - O novo objeto é criado e o parametro do constructor recebe o argumento que foi passado na invocação da classe</text:p>
      <text:p text:style-name="P33"><text:span text:style-name="T2">2 – Um novo objeto </text:span><text:span text:style-name="T10">que tem uma propriedade “parametro” foi criado e recebeu a string ‘valor’</text:span></text:p>
      <text:p text:style-name="P9"><text:soft-page-break/>_____________________________________________________________________</text:p>
      <text:h text:style-name="P2" text:outline-level="2">Herança</text:h>
      <text:p text:style-name="P34">Herança é quando um filho herda coisas do seu pai, em uma classe pode ser herdado metodos ou propriedades. Existe a palavra-chave <text:span text:style-name="T15">extends </text:span><text:s/>que <text:span text:style-name="T33">permite</text:span> a criação de “sub-classes” / “classes derivadas”, é declarada entre o nome da classe filha e o nome da classe pai: <text:span text:style-name="T15">class Child extends Parent </text:span></text:p>
      <text:p text:style-name="P34"><text:span text:style-name="T33">Permite</text:span> que a sub-classe herde propriedades e metodos da classe pai:</text:p>
      <text:p text:style-name="P73">class classePai { </text:p>
      <text:p text:style-name="P73">} </text:p>
      <text:p text:style-name="P73">class classeFilha extends classePai { <text:s/>} </text:p>
      <text:p text:style-name="P17"><text:span text:style-name="T19">_________________________</text:span></text:p>
      <text:p text:style-name="P35"><text:span text:style-name="T22">Super:</text:span> É um metodo especial que faz com que o constructor da classe pai exista tambem na classe filha, é por isso que ele deve ser invocado e especificar por argumento o valor que a propriedade deve ter: <text:span text:style-name="T15">super( <text:s/>) </text:span></text:p>
      <text:p text:style-name="P74">class classeFilha extends classePai { </text:p>
      <text:p text:style-name="P74"><text:s text:c="5"/>constructor (parametro) { </text:p>
      <text:p text:style-name="P74"><text:s text:c="10"/>super (parametro) </text:p>
      <text:p text:style-name="P74"><text:s text:c="5"/>} </text:p>
      <text:p text:style-name="P74">} </text:p>
      <text:p text:style-name="P12"/>
      <text:p text:style-name="P51">Ex:</text:p>
      <text:p text:style-name="P74">class dragon extends reptile { </text:p>
      <text:p text:style-name="P74"><text:s text:c="5"/>constructor (firstApearance) { </text:p>
      <text:p text:style-name="P74"><text:s text:c="10"/>super (firstApearance) </text:p>
      <text:p text:style-name="P74"><text:s text:c="5"/>} </text:p>
      <text:p text:style-name="P35"><text:span text:style-name="T15">} </text:span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oft-page-break/><text:span text:style-name="T1">_____________________________________________________________________</text:span></text:p>
      <text:h text:style-name="P2" text:outline-level="2">Problemas das Classes</text:h>
      <text:p text:style-name="P36"><text:span text:style-name="T22">Propriedades Privadas:</text:span> <text:s/><text:span text:style-name="T34">Uma classe não possibilitar propriedades privadas é um problema passado, isso já foi solucionado. Para tornar privado basta colocar </text:span><text:span text:style-name="T18"># </text:span><text:span text:style-name="T34"><text:s/>antes do nome do metodo, propriedade etc.</text:span></text:p>
      <text:p text:style-name="P75">class nome { </text:p>
      <text:p text:style-name="P75"><text:s text:c="5"/>constructor ( <text:s/>) { </text:p>
      <text:p text:style-name="P75"><text:s text:c="10"/>this.#propriedadePrivada </text:p>
      <text:p text:style-name="P75"><text:s text:c="5"/>} </text:p>
      <text:p text:style-name="P75"><text:s text:c="5"/>#metodoPrivado( <text:s/>) { <text:s/>} </text:p>
      <text:p text:style-name="P75">} </text:p>
      <text:p text:style-name="P18"><text:span text:style-name="T19">_________________________</text:span></text:p>
      <text:p text:style-name="P37"><text:span text:style-name="T22">Tight Coupling:</text:span> São acoplamentos e dependencia<text:span text:style-name="T35">s</text:span> entre classes, ou seja, <text:span text:style-name="T35">quando um child herda um metodo indesejado do parent, esse metodo que veio do parent fica acoplado no child, acoplamento é indesejavel em uma aplicação. </text:span></text:p>
      <text:p text:style-name="P52"><text:span text:style-name="T19"><text:s text:c="5"/>Solução:</text:span><text:span text:style-name="T14"> A melhor solução disponivel é quebrar os metodos em objetos, o resultado seria um novo objeto que tem apenas propriedades requeridas:</text:span></text:p>
      <text:p text:style-name="P52"><text:span text:style-name="T14"/></text:p>
      <text:p text:style-name="P57"><text:span text:style-name="T2">const objeto = { …metodoDesejado1, …metodoDesejado2 } </text:span></text:p>
      <text:p text:style-name="P57"><text:span text:style-name="T2">objeto.metodoDesejado1( <text:s/>) </text:span></text:p>
      <text:p text:style-name="P57"><text:span text:style-name="T2">objeto.metodoDesejado2( <text:s/>) </text:span></text:p>
      <text:p text:style-name="P40"><text:span text:style-name="T14"/></text:p>
      <text:p text:style-name="P52"><text:span text:style-name="T19">Obs: </text:span><text:span text:style-name="T14">Agora temos poder e flexibilidade para compor objetos formados por outros objeto pequenos e individuais, fazendo a aplicação ficar componivel e modularizavel. Sempre que possível utilizar essa forma, composição ao invés de herança.</text:span></text:p>
      <text:p text:style-name="P10"><text:span text:style-name="T14"/></text:p>
      <text:p text:style-name="P10"><text:span text:style-name="T14">_____________________________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5:52:04.877271453</meta:creation-date>
    <dc:date>2022-12-19T19:44:11.775182305</dc:date>
    <meta:editing-duration>PT4H57M34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8" meta:paragraph-count="156" meta:word-count="1143" meta:character-count="8085" meta:non-whitespace-character-count="6616"/>
  </office:meta>
</office:document-meta>
</file>